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18-12-1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18-01-04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16-12-15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16-02-01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15-02-2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14-02-21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12-12-1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12-01-0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10-12-21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10-01-11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09-01-22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08-01-3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06-12-18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06-02-07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03-02-11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02-01-3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01-02-14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2000-01-18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99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98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97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9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9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9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9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9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8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8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8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85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8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8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8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82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81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8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8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8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9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8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7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3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2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7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6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66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22094295601</text:p>
          </table:table-cell>
          <table:table-cell office:value-type="string" calcext:value-type="string">
            <text:p>195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